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1000001A33FC0EAA2DBC0DDB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Header">
      <style:text-properties style:rfc-language-tag="ca-ES-valencia" fo:language="ca" fo:country="ES"/>
    </style:style>
    <style:style style:name="P3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032f84f"/>
    </style:style>
    <style:style style:name="P4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6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end" style:justify-single-word="false" fo:text-indent="0cm" style:auto-text-indent="false" fo:background-color="transparent" style:text-autospace="none"/>
      <style:text-properties officeooo:paragraph-rsid="00b8fd09"/>
    </style:style>
    <style:style style:name="P7" style:family="paragraph" style:parent-style-name="Footer">
      <style:text-properties style:rfc-language-tag="ca-ES-valencia" fo:language="ca" fo:country="ES"/>
    </style:style>
    <style:style style:name="P8" style:family="paragraph" style:parent-style-name="Footer">
      <style:text-properties style:rfc-language-tag="ca-ES-valencia" fo:language="ca" fo:country="ES" officeooo:paragraph-rsid="00192736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b8fd09"/>
    </style:style>
    <style:style style:name="P11" style:family="paragraph" style:parent-style-name="Standard">
      <style:text-properties officeooo:paragraph-rsid="00b8af07"/>
    </style:style>
    <style:style style:name="P12" style:family="paragraph" style:parent-style-name="Standard">
      <style:text-properties style:font-name="Arial" fo:font-size="12pt" style:rfc-language-tag="ca-ES-valencia" fo:language="ca" fo:country="ES" officeooo:rsid="0093ba91" officeooo:paragraph-rsid="00b8af07" style:font-size-asian="12pt" style:font-size-complex="12pt"/>
    </style:style>
    <style:style style:name="P13" style:family="paragraph" style:parent-style-name="Standard">
      <style:text-properties officeooo:rsid="00b8fd09" officeooo:paragraph-rsid="00b8fd09"/>
    </style:style>
    <style:style style:name="P14" style:family="paragraph" style:parent-style-name="Standard">
      <style:text-properties officeooo:rsid="00b8fd09" officeooo:paragraph-rsid="00ba9505"/>
    </style:style>
    <style:style style:name="P15" style:family="paragraph" style:parent-style-name="Standard">
      <style:text-properties officeooo:paragraph-rsid="00b8fd09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17" style:family="paragraph" style:parent-style-name="Standard" style:master-page-name="">
      <style:paragraph-properties style:page-number="auto"/>
      <style:text-properties officeooo:paragraph-rsid="00b8fd09"/>
    </style:style>
    <style:style style:name="P18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45d908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0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style:page-number="auto" fo:background-color="transparent" fo:keep-with-next="always" style:text-autospace="none"/>
      <style:text-properties officeooo:paragraph-rsid="00b78c5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24" style:family="paragraph" style:parent-style-name="Standard">
      <style:text-properties officeooo:rsid="00b8fd09" officeooo:paragraph-rsid="00b8fd09"/>
    </style:style>
    <style:style style:name="P25" style:family="paragraph" style:parent-style-name="Standard">
      <style:text-properties officeooo:rsid="00b8fd09" officeooo:paragraph-rsid="00bbae9d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fdf9e"/>
    </style:style>
    <style:style style:name="T2" style:family="text">
      <style:text-properties officeooo:rsid="00b8af07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officeooo:rsid="00248ae3" style:font-size-asian="8pt" style:font-size-complex="8pt"/>
    </style:style>
    <style:style style:name="T5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T7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T8" style:family="text">
      <style:text-properties fo:color="#000000" style:font-name="Verdana" fo:font-size="8pt" officeooo:rsid="00aad924" style:font-name-asian="Arial1" style:font-size-asian="8pt" style:font-name-complex="Arial1" style:font-size-complex="8pt"/>
    </style:style>
    <style:style style:name="T9" style:family="text"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style:text-line-through-style="none" style:text-line-through-type="none" style:font-name="Arial" fo:font-size="14pt" fo:language="ca" fo:country="ES" style:text-underline-style="none" fo:font-weight="bold" officeooo:rsid="0045d9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8fd0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a950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6e99a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style:font-name="Arial" fo:font-size="12pt" style:rfc-language-tag="ca-ES-valencia" fo:language="ca" fo:country="ES" style:font-size-asian="12pt" style:font-size-complex="12pt"/>
    </style:style>
    <style:style style:name="T17" style:family="text">
      <style:text-properties fo:color="#2a3499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8" style:family="text">
      <style:text-properties fo:color="#2a3499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19" style:family="text">
      <style:text-properties fo:color="#2a3499" style:font-name="Arial" fo:font-size="20pt" style:rfc-language-tag="ca-ES-valencia" fo:language="ca" fo:country="ES" officeooo:rsid="0067fd54" style:font-size-asian="20pt" style:font-size-complex="20pt"/>
    </style:style>
    <style:style style:name="T20" style:family="text">
      <style:text-properties fo:color="#000080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6e99a9" style:font-size-asian="12pt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1" style:family="text">
      <style:text-properties officeooo:rsid="00b8fd0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Strong_20_Emphasis"><text:span text:style-name="T17"/></text:span></text:h>
      <text:h text:style-name="P22" text:outline-level="1"><text:span text:style-name="Strong_20_Emphasis"><text:span text:style-name="T17"/></text:span></text:h>
      <text:h text:style-name="P22" text:outline-level="1"><text:span text:style-name="Strong_20_Emphasis"><text:span text:style-name="T17"/></text:span></text:h>
      <text:p text:style-name="P4"><text:span text:style-name="Strong_20_Emphasis"><text:span text:style-name="T17"/></text:span></text:p>
      <text:h text:style-name="P22" text:outline-level="1"><text:span text:style-name="Strong_20_Emphasis"><text:span text:style-name="T17"/></text:span></text:h>
      <text:h text:style-name="P23" text:outline-level="1"><text:span text:style-name="Strong_20_Emphasis"><text:span text:style-name="T17">UD0</text:span></text:span><text:span text:style-name="Strong_20_Emphasis"><text:span text:style-name="T18">5</text:span></text:span><text:span text:style-name="Strong_20_Emphasis"><text:span text:style-name="T17">A01.- </text:span></text:span><text:span text:style-name="Strong_20_Emphasis"><text:span text:style-name="T18">client DNS</text:span></text:span><text:span text:style-name="Strong_20_Emphasis"><text:span text:style-name="T19">.</text:span></text:span></text:h>
      <text:h text:style-name="P18" text:outline-level="1"/>
      <text:h text:style-name="P19" text:outline-level="1"/>
      <text:h text:style-name="P20" text:outline-level="1"/>
      <text:h text:style-name="P20" text:outline-level="1">Nom persona 1</text:h>
      <text:p text:style-name="P6"><text:span text:style-name="Strong_20_Emphasis"><text:span text:style-name="T9">Nom persona 2</text:span></text:span><text:span text:style-name="Strong_20_Emphasis"><text:span text:style-name="T10"><text:line-break/></text:span></text:span></text:p>
      <text:p text:style-name="P5"><text:span text:style-name="Strong_20_Emphasis"><text:span text:style-name="T19"><text:line-break/></text:span></text:span></text:p>
      <text:p text:style-name="P3"><text:span text:style-name="Strong_20_Emphasis"><text:span text:style-name="T19"/></text:span></text:p>
      <text:p text:style-name="P9"><text:span text:style-name="Strong_20_Emphasis"><text:span text:style-name="T16"/></text:span></text:p>
      <text:p text:style-name="P17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3"><text:soft-page-break/>1.- Realitza una consulta DNS per a mostrar el registre SOA relacionat amb el domini del centre (cipfpbatoi.es). Mostra la instrucció que has executat i els seus resultats utilitzant les 3 eines disponibles (dig, host, nslookup)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3"/>
      <text:p text:style-name="P14">2.1.- Quins són els servidors de noms responsables del domini del centre que poden respondre amb autoritat? Hi ha més d'un? Mostra la instrucció que has executat i els seus resultats utilitzant una de les 3 ein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3"/>
      <text:p text:style-name="P13"/>
      <text:p text:style-name="P25">3.1.- <text:span text:style-name="Source_20_Text"><text:span text:style-name="T12">Quins són els servidors de correu del centre? </text:span></text:span><text:span text:style-name="Source_20_Text"><text:span text:style-name="T11">3.2.- </text:span></text:span><text:span text:style-name="Source_20_Text"><text:span text:style-name="T12">Hi ha més d'un? Quin té més prioritat? </text:span></text:span><text:span text:style-name="Source_20_Text"><text:span text:style-name="T11"><text:s/></text:span></text:span><text:span text:style-name="Source_20_Text"><text:span text:style-name="T12">Mostra la instrucció que has executat i els seus resultats.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3"><text:span text:style-name="Source_20_Text"><text:span text:style-name="T12"/></text:span></text:p>
      <text:p text:style-name="P13"/>
      <text:p text:style-name="P13">4.- <text:span text:style-name="Source_20_Text"><text:span text:style-name="T12">Realitza un seguiment de les consultes DNS que es realitzen per a resoldre el domini "</text:span></text:span><text:span text:style-name="Source_20_Text"><text:span text:style-name="T15">gva.es</text:span></text:span><text:span text:style-name="Source_20_Text"><text:span text:style-name="T12">" utilitzant l'eina </text:span></text:span><text:span text:style-name="Source_20_Text"><text:span text:style-name="T15">dig</text:span></text:span><text:span text:style-name="Source_20_Text"><text:span text:style-name="T12"> i l'opció </text:span></text:span><text:span text:style-name="Source_20_Text"><text:span text:style-name="T15">trace</text:span></text:span><text:span text:style-name="Source_20_Text"><text:span text:style-name="T12">. Mostra els noms dels diferents servidors de noms que han consultat fins a arribar al servidor que conté la informació del domini a buscar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3"><text:span text:style-name="Source_20_Text"><text:span text:style-name="T12"/></text:span></text:p>
      <text:p text:style-name="P11"/>
      <text:p text:style-name="P13">5.- <text:span text:style-name="Source_20_Text"><text:span text:style-name="T12">Realitza una consulta DNS per a mostrar tots els registres de la zona </text:span></text:span><text:span text:style-name="Source_20_Text"><text:span text:style-name="T15">cipfpbatoi.es</text:span></text:span><text:span text:style-name="Source_20_Text"><text:span text:style-name="T12">. La resposta ha de ser d'un servidor amb autoritat. Mostra la instrucció que has executat i els seus resultats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3"><text:span text:style-name="Source_20_Text"><text:span text:style-name="T12"/></text:span></text:p>
      <text:p text:style-name="P15"><text:span text:style-name="T21">6.1.- </text:span><text:span text:style-name="Source_20_Text"><text:span text:style-name="T12">Troba el nom canònic (principal) del domini </text:span></text:span><text:a xlink:type="simple" xlink:href="http://www.google.es/" text:style-name="Internet_20_link" text:visited-style-name="Visited_20_Internet_20_Link"><text:span text:style-name="Source_20_Text"><text:span text:style-name="T20">www.google.es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5"><text:span text:style-name="Source_20_Text"><text:span text:style-name="T12"/></text:span></text:p>
      <text:p text:style-name="P15"><text:span text:style-name="T21">6.2.- </text:span><text:span text:style-name="Source_20_Text"><text:span text:style-name="T12">Troba el nom canònic (principal) del domini </text:span></text:span><text:a xlink:type="simple" xlink:href="http://www.upc.edu/" text:style-name="Internet_20_link" text:visited-style-name="Visited_20_Internet_20_Link"><text:span text:style-name="Source_20_Text"><text:span text:style-name="T20">www.upc.edu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5"><text:span text:style-name="Source_20_Text"><text:span text:style-name="T12"/></text:span></text:p>
      <text:p text:style-name="P15"><text:span text:style-name="Source_20_Text"><text:span text:style-name="T12"/></text:span></text:p>
      <text:p text:style-name="P15"><text:span text:style-name="T21">6.3.- </text:span><text:span text:style-name="Source_20_Text"><text:span text:style-name="T12">Troba el nom canònic (principal) del domini </text:span></text:span><text:a xlink:type="simple" xlink:href="http://www.uoc.es/" text:style-name="Internet_20_link" text:visited-style-name="Visited_20_Internet_20_Link"><text:span text:style-name="Source_20_Text"><text:span text:style-name="T20">www.uoc.es</text:span></text:span></text:a><text:span text:style-name="Source_20_Text"><text:span text:style-name="T12"> . Has de consultar els registres de tipus CNAME. Mostra la instrucció que has executat i els seus resultats.</text:span></text:span></text:p>
      <table:table table:name="Tabla15" table:style-name="Tabla15">
        <table:table-column table:style-name="Tabla15.A"/>
        <text:soft-page-break/>
        <table:table-row table:style-name="Tabla15.1">
          <table:table-cell table:style-name="Tabla15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5"><text:span text:style-name="Source_20_Text"><text:span text:style-name="T12"/></text:span></text:p>
      <text:p text:style-name="P10"><text:span text:style-name="Source_20_Text"><text:span text:style-name="T13">7.- </text:span></text:span><text:span text:style-name="Source_20_Text"><text:span text:style-name="T12">Contesta breument les següents preguntes:</text:span></text:span></text:p>
      <text:p text:style-name="P10"><text:span text:style-name="Source_20_Text"><text:span text:style-name="T13">7.1.- </text:span></text:span><text:span text:style-name="Source_20_Text"><text:span text:style-name="T12">Què significa que una consulta DNS respon amb autoritat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0"><text:span text:style-name="Source_20_Text"><text:span text:style-name="T12"/></text:span></text:p>
      <text:p text:style-name="P10"><text:span text:style-name="Source_20_Text"><text:span text:style-name="T13">7.2.- </text:span></text:span><text:span text:style-name="Source_20_Text"><text:span text:style-name="T12">Què és una consulta DNS inversa? Quina utilitat t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0"><text:span text:style-name="Source_20_Text"><text:span text:style-name="T12"/></text:span></text:p>
      <text:p text:style-name="P10"><text:span text:style-name="Source_20_Text"><text:span text:style-name="T13">7.3.- </text:span></text:span><text:span text:style-name="Source_20_Text"><text:span text:style-name="T12">Què és un TLD (Top Level Domain)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5"><text:span text:style-name="Source_20_Text"><text:span text:style-name="T12"/></text:span></text:p>
      <text:p text:style-name="P10"><text:span text:style-name="Source_20_Text"><text:span text:style-name="T13">8.- Bibliografía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6"><text:span text:style-name="Source_20_Text"><text:span text:style-name="T12"/></text:span></text:p>
          </table:table-cell>
        </table:table-row>
      </table:table>
      <text:p text:style-name="P15"><text:span text:style-name="Source_20_Text"><text:span text:style-name="T12"/></text:span></text:p>
      <text:p text:style-name="P15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rfc-language-tag="ca-ES-valencia" fo:language="ca" fo:country="ES" officeooo:paragraph-rsid="00192736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afdf9e"/>
    </style:style>
    <style:style style:name="MT2" style:family="text">
      <style:text-properties officeooo:rsid="00b8af07"/>
    </style:style>
    <style:style style:name="MT3" style:family="text">
      <style:text-properties style:font-name="Verdana" fo:font-size="8pt" style:font-size-asian="8pt" style:font-size-complex="8pt"/>
    </style:style>
    <style:style style:name="MT4" style:family="text">
      <style:text-properties fo:color="#000000" style:font-name="Verdana" fo:font-size="8pt" officeooo:rsid="00aad924" style:font-name-asian="Arial1" style:font-size-asian="8pt" style:font-name-complex="Arial1" style:font-size-complex="8pt"/>
    </style:style>
    <style:style style:name="MT5" style:family="text">
      <style:text-properties style:font-name="Verdana" fo:font-size="8pt" officeooo:rsid="00248ae3" style:font-size-asian="8pt" style:font-size-complex="8pt"/>
    </style:style>
    <style:style style:name="MT6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MT8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UD<text:span text:style-name="MT1">0</text:span><text:span text:style-name="MT2">5</text:span> – <text:span text:style-name="MT2">servidors DNS</text:span></text:p>
      </style:header>
      <style:footer>
        <text:p text:style-name="MP3"><text:span text:style-name="MT3"><text:page-number text:select-page="current">3</text:page-number></text:span><text:span text:style-name="MT3"><text:tab/><text:tab/></text:span><text:span text:style-name="MT4">Desplegament d'Aplicacions Web</text:span><text:span text:style-name="MT5"> - 2</text:span><text:span text:style-name="MT6">on</text:span><text:span text:style-name="MT7"> </text:span><text:span text:style-name="MT8">DAW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4-01-08T17:31:59.670011689</dc:date>
    <meta:editing-duration>PT19H5M44S</meta:editing-duration>
    <meta:editing-cycles>136</meta:editing-cycles>
    <meta:generator>LibreOffice/6.4.7.2$MacOSX_X86_64 LibreOffice_project/639b8ac485750d5696d7590a72ef1b496725cfb5</meta:generator>
    <meta:document-statistic meta:table-count="12" meta:image-count="0" meta:object-count="0" meta:page-count="3" meta:paragraph-count="19" meta:word-count="320" meta:character-count="1925" meta:non-whitespace-character-count="1618"/>
  </office:meta>
</office:document-meta>
</file>